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333333333in"/>
    </style:style>
    <style:style style:name="co3" style:family="table-column">
      <style:table-column-properties fo:break-before="auto" style:column-width="3.41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oja 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B7B7B7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style:vertical-align="middle" fo:background-color="#B7B7B7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B7B7B7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</office:automatic-styles>
  <office:body>
    <office:spreadsheet>
      <table:table table:name="Hoja 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/>
          <table:table-cell table:style-name="ce22" office:value-type="string">
            <text:p>Name</text:p>
          </table:table-cell>
          <table:table-cell table:style-name="ce22" office:value-type="string">
            <text:p>Quantity</text:p>
          </table:table-cell>
          <table:table-cell table:style-name="ce22" office:value-type="string">
            <text:p>Made in</text:p>
          </table:table-cell>
        </table:table-row>
        <table:table-row table:style-name="ro2">
          <table:table-cell table:style-name="ce23" table:number-columns-spanned="1" table:number-rows-spanned="9" office:value-type="string">
            <text:p>Electronics</text:p>
          </table:table-cell>
          <table:table-cell table:style-name="ce24" office:value-type="string">
            <text:p>Main Board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Valencia (Spain)</text:p>
          </table:table-cell>
        </table:table-row>
        <table:table-row table:style-name="ro2">
          <table:covered-table-cell/>
          <table:table-cell table:style-name="ce24" office:value-type="string">
            <text:p>LED Matrix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Valencia (Spain)</text:p>
          </table:table-cell>
        </table:table-row>
        <table:table-row table:style-name="ro2">
          <table:covered-table-cell/>
          <table:table-cell table:style-name="ce24" office:value-type="string">
            <text:p>Ultrasonic Board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Valencia (Spain)</text:p>
          </table:table-cell>
        </table:table-row>
        <table:table-row table:style-name="ro2">
          <table:covered-table-cell/>
          <table:table-cell table:style-name="ce24" office:value-type="string">
            <text:p>Battery 4040mAh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Valencia (Spain)</text:p>
          </table:table-cell>
        </table:table-row>
        <table:table-row table:style-name="ro2">
          <table:covered-table-cell/>
          <table:table-cell table:style-name="ce24" office:value-type="string">
            <text:p>Futaba S3003 serv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Taiwan</text:p>
          </table:table-cell>
        </table:table-row>
        <table:table-row table:style-name="ro2">
          <table:covered-table-cell/>
          <table:table-cell table:style-name="ce24" office:value-type="string">
            <text:p>Ultrasonic cab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China</text:p>
          </table:table-cell>
        </table:table-row>
        <table:table-row table:style-name="ro2">
          <table:covered-table-cell/>
          <table:table-cell table:style-name="ce24" office:value-type="string">
            <text:p>LED Matrix cab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China</text:p>
          </table:table-cell>
        </table:table-row>
        <table:table-row table:style-name="ro2">
          <table:covered-table-cell/>
          <table:table-cell table:style-name="ce24" office:value-type="string">
            <text:p>MJ622 black round button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France</text:p>
          </table:table-cell>
        </table:table-row>
        <table:table-row table:style-name="ro2">
          <table:covered-table-cell/>
          <table:table-cell table:style-name="ce24" office:value-type="string">
            <text:p>Light filte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Madrid (Spain)</text:p>
          </table:table-cell>
        </table:table-row>
        <table:table-row table:style-name="ro2">
          <table:table-cell table:style-name="ce23" table:number-columns-spanned="1" table:number-rows-spanned="7" office:value-type="string">
            <text:p>Plastic parts</text:p>
          </table:table-cell>
          <table:table-cell table:style-name="ce24" office:value-type="string">
            <text:p>Zowi Top housing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oland</text:p>
          </table:table-cell>
        </table:table-row>
        <table:table-row table:style-name="ro2">
          <table:covered-table-cell/>
          <table:table-cell table:style-name="ce24" office:value-type="string">
            <text:p>Zowi Bas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oland</text:p>
          </table:table-cell>
        </table:table-row>
        <table:table-row table:style-name="ro2">
          <table:covered-table-cell/>
          <table:table-cell table:style-name="ce24" office:value-type="string">
            <text:p>Zowi Leg back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Poland</text:p>
          </table:table-cell>
        </table:table-row>
        <table:table-row table:style-name="ro2">
          <table:covered-table-cell/>
          <table:table-cell table:style-name="ce24" office:value-type="string">
            <text:p>Zowi Leg front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Poland</text:p>
          </table:table-cell>
        </table:table-row>
        <table:table-row table:style-name="ro2">
          <table:covered-table-cell/>
          <table:table-cell table:style-name="ce24" office:value-type="string">
            <text:p>Zowi Foot le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oland</text:p>
          </table:table-cell>
        </table:table-row>
        <table:table-row table:style-name="ro2">
          <table:covered-table-cell/>
          <table:table-cell table:style-name="ce24" office:value-type="string">
            <text:p>Zowi Foot righ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oland</text:p>
          </table:table-cell>
        </table:table-row>
        <table:table-row table:style-name="ro2">
          <table:covered-table-cell/>
          <table:table-cell table:style-name="ce24" office:value-type="string">
            <text:p>Zowi Foot cove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Poland</text:p>
          </table:table-cell>
        </table:table-row>
        <table:table-row table:style-name="ro2">
          <table:table-cell table:style-name="ce23" table:number-columns-spanned="1" table:number-rows-spanned="4" office:value-type="string">
            <text:p>Screws</text:p>
          </table:table-cell>
          <table:table-cell table:style-name="ce24" office:value-type="string">
            <text:p>Socket head cap screws M3x10 (DIN912) Black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Navarra (spain)</text:p>
          </table:table-cell>
        </table:table-row>
        <table:table-row table:style-name="ro2">
          <table:covered-table-cell/>
          <table:table-cell table:style-name="ce28" office:value-type="string">
            <text:p>Celoplast screws for plastic CL 81 Z - Ø2.3 x 6mm Zinc</text:p>
          </table:table-cell>
          <table:table-cell table:style-name="ce29" office:value-type="float" office:value="2">
            <text:p>2</text:p>
          </table:table-cell>
          <table:table-cell table:style-name="ce29" office:value-type="string">
            <text:p>Spain/China</text:p>
          </table:table-cell>
        </table:table-row>
        <table:table-row table:style-name="ro2">
          <table:covered-table-cell/>
          <table:table-cell table:style-name="ce28" office:value-type="string">
            <text:p>Celoplast screws for plastic CL 81 Z - Ø2.0 x 8mm Zinc</text:p>
          </table:table-cell>
          <table:table-cell table:style-name="ce29" office:value-type="float" office:value="6">
            <text:p>6</text:p>
          </table:table-cell>
          <table:table-cell table:style-name="ce29" office:value-type="string">
            <text:p>Spain/China</text:p>
          </table:table-cell>
        </table:table-row>
        <table:table-row table:style-name="ro2">
          <table:covered-table-cell/>
          <table:table-cell table:style-name="ce30" office:value-type="string">
            <text:p>TH030H055 inserts for M3 screws</text:p>
          </table:table-cell>
          <table:table-cell table:style-name="ce29" office:value-type="float" office:value="20">
            <text:p>20</text:p>
          </table:table-cell>
          <table:table-cell table:style-name="ce29" office:value-type="string">
            <text:p>France</text:p>
          </table:table-cell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oja 1" style:display-name="PageStyle_Hoja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